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23.25mm" svg:y="23.04mm">
            <loext:p draw:notify-on-update-of-ranges="Sheet1.A1:Sheet1.A1 Sheet1.A2:Sheet1.A31 Sheet1.B1:Sheet1.B1 Sheet1.B2:Sheet1.B31 Sheet1.C1:Sheet1.C1 Sheet1.C2:Sheet1.C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=2</text:p>
          </table:table-cell>
          <table:table-cell office:value-type="string" calcext:value-type="string">
            <text:p>K=3</text:p>
          </table:table-cell>
          <table:table-cell office:value-type="string" calcext:value-type="string">
            <text:p>K=4</text:p>
          </table:table-cell>
        </table:table-row>
        <table:table-row table:style-name="ro1">
          <table:table-cell office:value-type="float" office:value="49.432" calcext:value-type="float">
            <text:p>49.432</text:p>
          </table:table-cell>
          <table:table-cell office:value-type="float" office:value="42.797" calcext:value-type="float">
            <text:p>42.797</text:p>
          </table:table-cell>
          <table:table-cell office:value-type="float" office:value="57.203" calcext:value-type="float">
            <text:p>57.203</text:p>
          </table:table-cell>
        </table:table-row>
        <table:table-row table:style-name="ro1">
          <table:table-cell office:value-type="float" office:value="67.116" calcext:value-type="float">
            <text:p>67.116</text:p>
          </table:table-cell>
          <table:table-cell office:value-type="float" office:value="68.966" calcext:value-type="float">
            <text:p>68.966</text:p>
          </table:table-cell>
          <table:table-cell office:value-type="float" office:value="69.759" calcext:value-type="float">
            <text:p>69.759</text:p>
          </table:table-cell>
        </table:table-row>
        <table:table-row table:style-name="ro1">
          <table:table-cell office:value-type="float" office:value="68.729" calcext:value-type="float">
            <text:p>68.729</text:p>
          </table:table-cell>
          <table:table-cell office:value-type="float" office:value="73.487" calcext:value-type="float">
            <text:p>73.487</text:p>
          </table:table-cell>
          <table:table-cell office:value-type="float" office:value="72.006" calcext:value-type="float">
            <text:p>72.006</text:p>
          </table:table-cell>
        </table:table-row>
        <table:table-row table:style-name="ro1">
          <table:table-cell office:value-type="float" office:value="71.451" calcext:value-type="float">
            <text:p>71.451</text:p>
          </table:table-cell>
          <table:table-cell office:value-type="float" office:value="73.328" calcext:value-type="float">
            <text:p>73.328</text:p>
          </table:table-cell>
          <table:table-cell office:value-type="float" office:value="72.852" calcext:value-type="float">
            <text:p>72.852</text:p>
          </table:table-cell>
        </table:table-row>
        <table:table-row table:style-name="ro1">
          <table:table-cell office:value-type="float" office:value="75.39" calcext:value-type="float">
            <text:p>75.39</text:p>
          </table:table-cell>
          <table:table-cell office:value-type="float" office:value="73.883" calcext:value-type="float">
            <text:p>73.883</text:p>
          </table:table-cell>
          <table:table-cell office:value-type="float" office:value="74.676" calcext:value-type="float">
            <text:p>74.676</text:p>
          </table:table-cell>
        </table:table-row>
        <table:table-row table:style-name="ro1">
          <table:table-cell office:value-type="float" office:value="75.707" calcext:value-type="float">
            <text:p>75.707</text:p>
          </table:table-cell>
          <table:table-cell office:value-type="float" office:value="77.425" calcext:value-type="float">
            <text:p>77.425</text:p>
          </table:table-cell>
          <table:table-cell office:value-type="float" office:value="73.751" calcext:value-type="float">
            <text:p>73.751</text:p>
          </table:table-cell>
        </table:table-row>
        <table:table-row table:style-name="ro1">
          <table:table-cell office:value-type="float" office:value="74.015" calcext:value-type="float">
            <text:p>74.015</text:p>
          </table:table-cell>
          <table:table-cell office:value-type="float" office:value="77.584" calcext:value-type="float">
            <text:p>77.584</text:p>
          </table:table-cell>
          <table:table-cell office:value-type="float" office:value="74.676" calcext:value-type="float">
            <text:p>74.676</text:p>
          </table:table-cell>
        </table:table-row>
        <table:table-row table:style-name="ro1">
          <table:table-cell office:value-type="float" office:value="77.637" calcext:value-type="float">
            <text:p>77.637</text:p>
          </table:table-cell>
          <table:table-cell office:value-type="float" office:value="77.372" calcext:value-type="float">
            <text:p>77.372</text:p>
          </table:table-cell>
          <table:table-cell office:value-type="float" office:value="76.95" calcext:value-type="float">
            <text:p>76.95</text:p>
          </table:table-cell>
        </table:table-row>
        <table:table-row table:style-name="ro1">
          <table:table-cell office:value-type="float" office:value="77.082" calcext:value-type="float">
            <text:p>77.082</text:p>
          </table:table-cell>
          <table:table-cell office:value-type="float" office:value="78.218" calcext:value-type="float">
            <text:p>78.218</text:p>
          </table:table-cell>
          <table:table-cell office:value-type="float" office:value="78.007" calcext:value-type="float">
            <text:p>78.007</text:p>
          </table:table-cell>
        </table:table-row>
        <table:table-row table:style-name="ro1">
          <table:table-cell office:value-type="float" office:value="76.738" calcext:value-type="float">
            <text:p>76.738</text:p>
          </table:table-cell>
          <table:table-cell office:value-type="float" office:value="77.69" calcext:value-type="float">
            <text:p>77.69</text:p>
          </table:table-cell>
          <table:table-cell office:value-type="float" office:value="76.95" calcext:value-type="float">
            <text:p>76.95</text:p>
          </table:table-cell>
        </table:table-row>
        <table:table-row table:style-name="ro1">
          <table:table-cell office:value-type="float" office:value="77.161" calcext:value-type="float">
            <text:p>77.161</text:p>
          </table:table-cell>
          <table:table-cell office:value-type="float" office:value="78.218" calcext:value-type="float">
            <text:p>78.218</text:p>
          </table:table-cell>
          <table:table-cell office:value-type="float" office:value="76.368" calcext:value-type="float">
            <text:p>76.368</text:p>
          </table:table-cell>
        </table:table-row>
        <table:table-row table:style-name="ro1">
          <table:table-cell office:value-type="float" office:value="76.95" calcext:value-type="float">
            <text:p>76.95</text:p>
          </table:table-cell>
          <table:table-cell office:value-type="float" office:value="78.007" calcext:value-type="float">
            <text:p>78.007</text:p>
          </table:table-cell>
          <table:table-cell office:value-type="float" office:value="77.267" calcext:value-type="float">
            <text:p>77.267</text:p>
          </table:table-cell>
        </table:table-row>
        <table:table-row table:style-name="ro1">
          <table:table-cell office:value-type="float" office:value="77.901" calcext:value-type="float">
            <text:p>77.901</text:p>
          </table:table-cell>
          <table:table-cell office:value-type="float" office:value="78.271" calcext:value-type="float">
            <text:p>78.271</text:p>
          </table:table-cell>
          <table:table-cell office:value-type="float" office:value="77.267" calcext:value-type="float">
            <text:p>77.267</text:p>
          </table:table-cell>
        </table:table-row>
        <table:table-row table:style-name="ro1">
          <table:table-cell office:value-type="float" office:value="77.901" calcext:value-type="float">
            <text:p>77.901</text:p>
          </table:table-cell>
          <table:table-cell office:value-type="float" office:value="77.61" calcext:value-type="float">
            <text:p>77.61</text:p>
          </table:table-cell>
          <table:table-cell office:value-type="float" office:value="76.262" calcext:value-type="float">
            <text:p>76.262</text:p>
          </table:table-cell>
        </table:table-row>
        <table:table-row table:style-name="ro1">
          <table:table-cell office:value-type="float" office:value="76.606" calcext:value-type="float">
            <text:p>76.606</text:p>
          </table:table-cell>
          <table:table-cell office:value-type="float" office:value="78.06" calcext:value-type="float">
            <text:p>78.06</text:p>
          </table:table-cell>
          <table:table-cell office:value-type="float" office:value="78.245" calcext:value-type="float">
            <text:p>78.245</text:p>
          </table:table-cell>
        </table:table-row>
        <table:table-row table:style-name="ro1">
          <table:table-cell office:value-type="float" office:value="77.267" calcext:value-type="float">
            <text:p>77.267</text:p>
          </table:table-cell>
          <table:table-cell office:value-type="float" office:value="77.32" calcext:value-type="float">
            <text:p>77.32</text:p>
          </table:table-cell>
          <table:table-cell office:value-type="float" office:value="75.998" calcext:value-type="float">
            <text:p>75.998</text:p>
          </table:table-cell>
        </table:table-row>
        <table:table-row table:style-name="ro1">
          <table:table-cell office:value-type="float" office:value="76.817" calcext:value-type="float">
            <text:p>76.817</text:p>
          </table:table-cell>
          <table:table-cell office:value-type="float" office:value="77.452" calcext:value-type="float">
            <text:p>77.452</text:p>
          </table:table-cell>
          <table:table-cell office:value-type="float" office:value="75.945" calcext:value-type="float">
            <text:p>75.945</text:p>
          </table:table-cell>
        </table:table-row>
        <table:table-row table:style-name="ro1">
          <table:table-cell office:value-type="float" office:value="78.086" calcext:value-type="float">
            <text:p>78.086</text:p>
          </table:table-cell>
          <table:table-cell office:value-type="float" office:value="77.928" calcext:value-type="float">
            <text:p>77.928</text:p>
          </table:table-cell>
          <table:table-cell office:value-type="float" office:value="77.161" calcext:value-type="float">
            <text:p>77.161</text:p>
          </table:table-cell>
        </table:table-row>
        <table:table-row table:style-name="ro1">
          <table:table-cell office:value-type="float" office:value="77.082" calcext:value-type="float">
            <text:p>77.082</text:p>
          </table:table-cell>
          <table:table-cell office:value-type="float" office:value="77.875" calcext:value-type="float">
            <text:p>77.875</text:p>
          </table:table-cell>
          <table:table-cell office:value-type="float" office:value="77.425" calcext:value-type="float">
            <text:p>77.425</text:p>
          </table:table-cell>
        </table:table-row>
        <table:table-row table:style-name="ro1">
          <table:table-cell office:value-type="float" office:value="77.267" calcext:value-type="float">
            <text:p>77.267</text:p>
          </table:table-cell>
          <table:table-cell office:value-type="float" office:value="76.077" calcext:value-type="float">
            <text:p>76.077</text:p>
          </table:table-cell>
          <table:table-cell office:value-type="float" office:value="77.901" calcext:value-type="float">
            <text:p>77.901</text:p>
          </table:table-cell>
        </table:table-row>
        <table:table-row table:style-name="ro1">
          <table:table-cell office:value-type="float" office:value="78.033" calcext:value-type="float">
            <text:p>78.033</text:p>
          </table:table-cell>
          <table:table-cell office:value-type="float" office:value="78.271" calcext:value-type="float">
            <text:p>78.271</text:p>
          </table:table-cell>
          <table:table-cell office:value-type="float" office:value="77.452" calcext:value-type="float">
            <text:p>77.452</text:p>
          </table:table-cell>
        </table:table-row>
        <table:table-row table:style-name="ro1">
          <table:table-cell office:value-type="float" office:value="76.632" calcext:value-type="float">
            <text:p>76.632</text:p>
          </table:table-cell>
          <table:table-cell office:value-type="float" office:value="77.954" calcext:value-type="float">
            <text:p>77.954</text:p>
          </table:table-cell>
          <table:table-cell office:value-type="float" office:value="77.267" calcext:value-type="float">
            <text:p>77.267</text:p>
          </table:table-cell>
        </table:table-row>
        <table:table-row table:style-name="ro1">
          <table:table-cell office:value-type="float" office:value="77.32" calcext:value-type="float">
            <text:p>77.32</text:p>
          </table:table-cell>
          <table:table-cell office:value-type="float" office:value="77.716" calcext:value-type="float">
            <text:p>77.716</text:p>
          </table:table-cell>
          <table:table-cell office:value-type="float" office:value="77.24" calcext:value-type="float">
            <text:p>77.24</text:p>
          </table:table-cell>
        </table:table-row>
        <table:table-row table:style-name="ro1">
          <table:table-cell office:value-type="float" office:value="76.474" calcext:value-type="float">
            <text:p>76.474</text:p>
          </table:table-cell>
          <table:table-cell office:value-type="float" office:value="78.906" calcext:value-type="float">
            <text:p>78.906</text:p>
          </table:table-cell>
          <table:table-cell office:value-type="float" office:value="77.557" calcext:value-type="float">
            <text:p>77.557</text:p>
          </table:table-cell>
        </table:table-row>
        <table:table-row table:style-name="ro1">
          <table:table-cell office:value-type="float" office:value="77.928" calcext:value-type="float">
            <text:p>77.928</text:p>
          </table:table-cell>
          <table:table-cell office:value-type="float" office:value="76.606" calcext:value-type="float">
            <text:p>76.606</text:p>
          </table:table-cell>
          <table:table-cell office:value-type="float" office:value="77.795" calcext:value-type="float">
            <text:p>77.795</text:p>
          </table:table-cell>
        </table:table-row>
        <table:table-row table:style-name="ro1">
          <table:table-cell office:value-type="float" office:value="76.844" calcext:value-type="float">
            <text:p>76.844</text:p>
          </table:table-cell>
          <table:table-cell office:value-type="float" office:value="78.06" calcext:value-type="float">
            <text:p>78.06</text:p>
          </table:table-cell>
          <table:table-cell office:value-type="float" office:value="76.315" calcext:value-type="float">
            <text:p>76.315</text:p>
          </table:table-cell>
        </table:table-row>
        <table:table-row table:style-name="ro1">
          <table:table-cell office:value-type="float" office:value="76.897" calcext:value-type="float">
            <text:p>76.897</text:p>
          </table:table-cell>
          <table:table-cell office:value-type="float" office:value="78.271" calcext:value-type="float">
            <text:p>78.271</text:p>
          </table:table-cell>
          <table:table-cell office:value-type="float" office:value="77.716" calcext:value-type="float">
            <text:p>77.716</text:p>
          </table:table-cell>
        </table:table-row>
        <table:table-row table:style-name="ro1">
          <table:table-cell office:value-type="float" office:value="77.082" calcext:value-type="float">
            <text:p>77.082</text:p>
          </table:table-cell>
          <table:table-cell office:value-type="float" office:value="77.795" calcext:value-type="float">
            <text:p>77.795</text:p>
          </table:table-cell>
          <table:table-cell office:value-type="float" office:value="78.007" calcext:value-type="float">
            <text:p>78.007</text:p>
          </table:table-cell>
        </table:table-row>
        <table:table-row table:style-name="ro1">
          <table:table-cell office:value-type="float" office:value="75.892" calcext:value-type="float">
            <text:p>75.892</text:p>
          </table:table-cell>
          <table:table-cell office:value-type="float" office:value="77.875" calcext:value-type="float">
            <text:p>77.875</text:p>
          </table:table-cell>
          <table:table-cell office:value-type="float" office:value="78.192" calcext:value-type="float">
            <text:p>78.192</text:p>
          </table:table-cell>
        </table:table-row>
        <table:table-row table:style-name="ro1">
          <table:table-cell office:value-type="float" office:value="76.632" calcext:value-type="float">
            <text:p>76.632</text:p>
          </table:table-cell>
          <table:table-cell office:value-type="float" office:value="78.033" calcext:value-type="float">
            <text:p>78.033</text:p>
          </table:table-cell>
          <table:table-cell office:value-type="float" office:value="75.813" calcext:value-type="float">
            <text:p>75.813</text:p>
          </table:table-cell>
        </table:table-row>
        <table:table-row table:style-name="ro1">
          <table:table-cell/>
          <table:table-cell office:value-type="float" office:value="77.557" calcext:value-type="float">
            <text:p>77.557</text:p>
          </table:table-cell>
          <table:table-cell office:value-type="float" office:value="77.187" calcext:value-type="float">
            <text:p>77.187</text:p>
          </table:table-cell>
        </table:table-row>
        <table:table-row table:style-name="ro1">
          <table:table-cell/>
          <table:table-cell office:value-type="float" office:value="76.685" calcext:value-type="float">
            <text:p>76.685</text:p>
          </table:table-cell>
          <table:table-cell office:value-type="float" office:value="77.161" calcext:value-type="float">
            <text:p>77.161</text:p>
          </table:table-cell>
        </table:table-row>
        <table:table-row table:style-name="ro1">
          <table:table-cell table:number-columns-repeated="2"/>
          <table:table-cell office:value-type="float" office:value="77.187" calcext:value-type="float">
            <text:p>77.187</text:p>
          </table:table-cell>
        </table:table-row>
        <table:table-row table:style-name="ro1">
          <table:table-cell table:number-columns-repeated="2"/>
          <table:table-cell office:value-type="float" office:value="75.892" calcext:value-type="float">
            <text:p>75.8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 CJK SC Regular" style:font-size-asian="12pt" style:language-asian="zh" style:country-asian="CN" style:font-name-complex="Noto Sans CJK S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00/00/00</text:date>, <text:time style:data-style-name="N2" text:time-value="22:55:05.07420156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20:40:43.138022041</meta:creation-date>
    <dc:date>2018-05-01T23:01:22.889467515</dc:date>
    <meta:editing-duration>PT13M38S</meta:editing-duration>
    <meta:editing-cycles>2</meta:editing-cycles>
    <meta:generator>LibreOffice/5.1.6.2$Linux_X86_64 LibreOffice_project/10m0$Build-2</meta:generator>
    <meta:document-statistic meta:table-count="1" meta:cell-count="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318cm" svg:y="0.315cm" chart:style-name="ch2">
          <text:p>不同分割片段数目行为识别结果对比</text:p>
        </chart:title>
        <chart:legend chart:legend-position="end" svg:x="14.021cm" svg:y="3.703cm" style:legend-expansion="high" chart:style-name="ch3"/>
        <chart:plot-area chart:style-name="ch4" table:cell-range-address="Sheet1.A1:Sheet1.C31" chart:data-source-has-labels="row" svg:x="1.331cm" svg:y="1.46cm" svg:width="12.37cm" svg:height="6.379cm">
          <chartooo:coordinate-region svg:x="1.952cm" svg:y="1.659cm" svg:width="11.562cm" svg:height="5.533cm"/>
          <chart:axis chart:dimension="x" chart:name="primary-x" chart:style-name="ch5">
            <chart:title svg:x="7.009cm" svg:y="8.019cm" chart:style-name="ch6">
              <text:p>epoch</text:p>
            </chart:title>
          </chart:axis>
          <chart:axis chart:dimension="y" chart:name="primary-y" chart:style-name="ch5">
            <chart:title svg:x="0.451cm" svg:y="4.958cm" chart:style-name="ch7">
              <text:p>acc</text:p>
            </chart:title>
            <chart:grid chart:style-name="ch8" chart:class="major"/>
          </chart:axis>
          <chart:series chart:style-name="ch9" chart:values-cell-range-address="Sheet1.A2:Sheet1.A31" chart:label-cell-address="Sheet1.A1:Sheet1.A1" chart:class="chart:line">
            <chart:data-point chart:repeated="30"/>
          </chart:series>
          <chart:series chart:style-name="ch10" chart:values-cell-range-address="Sheet1.B2:Sheet1.B31" chart:label-cell-address="Sheet1.B1:Sheet1.B1" chart:class="chart:line">
            <chart:data-point chart:repeated="30"/>
          </chart:series>
          <chart:series chart:style-name="ch11" chart:values-cell-range-address="Sheet1.C2:Sheet1.C31" chart:label-cell-address="Sheet1.C1:Sheet1.C1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=2</text:p>
                <draw:g>
                  <svg:desc>Sheet1.A1:Sheet1.A1</svg:desc>
                </draw:g>
              </table:table-cell>
              <table:table-cell office:value-type="string">
                <text:p>K=3</text:p>
                <draw:g>
                  <svg:desc>Sheet1.B1:Sheet1.B1</svg:desc>
                </draw:g>
              </table:table-cell>
              <table:table-cell office:value-type="string">
                <text:p>K=4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.432">
                <text:p>49.432</text:p>
                <draw:g>
                  <svg:desc>Sheet1.A2:Sheet1.A31</svg:desc>
                </draw:g>
              </table:table-cell>
              <table:table-cell office:value-type="float" office:value="42.797">
                <text:p>42.797</text:p>
                <draw:g>
                  <svg:desc>Sheet1.B2:Sheet1.B31</svg:desc>
                </draw:g>
              </table:table-cell>
              <table:table-cell office:value-type="float" office:value="57.203">
                <text:p>57.203</text:p>
                <draw:g>
                  <svg:desc>Sheet1.C2:Sheet1.C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.116">
                <text:p>67.116</text:p>
              </table:table-cell>
              <table:table-cell office:value-type="float" office:value="68.966">
                <text:p>68.966</text:p>
              </table:table-cell>
              <table:table-cell office:value-type="float" office:value="69.759">
                <text:p>69.7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8.729">
                <text:p>68.729</text:p>
              </table:table-cell>
              <table:table-cell office:value-type="float" office:value="73.487">
                <text:p>73.487</text:p>
              </table:table-cell>
              <table:table-cell office:value-type="float" office:value="72.006">
                <text:p>72.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.451">
                <text:p>71.451</text:p>
              </table:table-cell>
              <table:table-cell office:value-type="float" office:value="73.328">
                <text:p>73.328</text:p>
              </table:table-cell>
              <table:table-cell office:value-type="float" office:value="72.852">
                <text:p>72.8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5.39">
                <text:p>75.39</text:p>
              </table:table-cell>
              <table:table-cell office:value-type="float" office:value="73.883">
                <text:p>73.883</text:p>
              </table:table-cell>
              <table:table-cell office:value-type="float" office:value="74.676">
                <text:p>74.6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5.707">
                <text:p>75.707</text:p>
              </table:table-cell>
              <table:table-cell office:value-type="float" office:value="77.425">
                <text:p>77.425</text:p>
              </table:table-cell>
              <table:table-cell office:value-type="float" office:value="73.751">
                <text:p>73.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4.015">
                <text:p>74.015</text:p>
              </table:table-cell>
              <table:table-cell office:value-type="float" office:value="77.584">
                <text:p>77.584</text:p>
              </table:table-cell>
              <table:table-cell office:value-type="float" office:value="74.676">
                <text:p>74.6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.637">
                <text:p>77.637</text:p>
              </table:table-cell>
              <table:table-cell office:value-type="float" office:value="77.372">
                <text:p>77.372</text:p>
              </table:table-cell>
              <table:table-cell office:value-type="float" office:value="76.95">
                <text:p>76.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7.082">
                <text:p>77.082</text:p>
              </table:table-cell>
              <table:table-cell office:value-type="float" office:value="78.218">
                <text:p>78.218</text:p>
              </table:table-cell>
              <table:table-cell office:value-type="float" office:value="78.007">
                <text:p>78.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.738">
                <text:p>76.738</text:p>
              </table:table-cell>
              <table:table-cell office:value-type="float" office:value="77.69">
                <text:p>77.69</text:p>
              </table:table-cell>
              <table:table-cell office:value-type="float" office:value="76.95">
                <text:p>76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.161">
                <text:p>77.161</text:p>
              </table:table-cell>
              <table:table-cell office:value-type="float" office:value="78.218">
                <text:p>78.218</text:p>
              </table:table-cell>
              <table:table-cell office:value-type="float" office:value="76.368">
                <text:p>76.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6.95">
                <text:p>76.95</text:p>
              </table:table-cell>
              <table:table-cell office:value-type="float" office:value="78.007">
                <text:p>78.007</text:p>
              </table:table-cell>
              <table:table-cell office:value-type="float" office:value="77.267">
                <text:p>77.2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7.901">
                <text:p>77.901</text:p>
              </table:table-cell>
              <table:table-cell office:value-type="float" office:value="78.271">
                <text:p>78.271</text:p>
              </table:table-cell>
              <table:table-cell office:value-type="float" office:value="77.267">
                <text:p>77.2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.901">
                <text:p>77.901</text:p>
              </table:table-cell>
              <table:table-cell office:value-type="float" office:value="77.61">
                <text:p>77.61</text:p>
              </table:table-cell>
              <table:table-cell office:value-type="float" office:value="76.262">
                <text:p>76.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6.606">
                <text:p>76.606</text:p>
              </table:table-cell>
              <table:table-cell office:value-type="float" office:value="78.06">
                <text:p>78.06</text:p>
              </table:table-cell>
              <table:table-cell office:value-type="float" office:value="78.245">
                <text:p>78.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7.267">
                <text:p>77.267</text:p>
              </table:table-cell>
              <table:table-cell office:value-type="float" office:value="77.32">
                <text:p>77.32</text:p>
              </table:table-cell>
              <table:table-cell office:value-type="float" office:value="75.998">
                <text:p>75.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6.817">
                <text:p>76.817</text:p>
              </table:table-cell>
              <table:table-cell office:value-type="float" office:value="77.452">
                <text:p>77.452</text:p>
              </table:table-cell>
              <table:table-cell office:value-type="float" office:value="75.945">
                <text:p>75.9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8.086">
                <text:p>78.086</text:p>
              </table:table-cell>
              <table:table-cell office:value-type="float" office:value="77.928">
                <text:p>77.928</text:p>
              </table:table-cell>
              <table:table-cell office:value-type="float" office:value="77.161">
                <text:p>77.1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.082">
                <text:p>77.082</text:p>
              </table:table-cell>
              <table:table-cell office:value-type="float" office:value="77.875">
                <text:p>77.875</text:p>
              </table:table-cell>
              <table:table-cell office:value-type="float" office:value="77.425">
                <text:p>77.4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.267">
                <text:p>77.267</text:p>
              </table:table-cell>
              <table:table-cell office:value-type="float" office:value="76.077">
                <text:p>76.077</text:p>
              </table:table-cell>
              <table:table-cell office:value-type="float" office:value="77.901">
                <text:p>77.9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8.033">
                <text:p>78.033</text:p>
              </table:table-cell>
              <table:table-cell office:value-type="float" office:value="78.271">
                <text:p>78.271</text:p>
              </table:table-cell>
              <table:table-cell office:value-type="float" office:value="77.452">
                <text:p>77.4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6.632">
                <text:p>76.632</text:p>
              </table:table-cell>
              <table:table-cell office:value-type="float" office:value="77.954">
                <text:p>77.954</text:p>
              </table:table-cell>
              <table:table-cell office:value-type="float" office:value="77.267">
                <text:p>77.2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.32">
                <text:p>77.32</text:p>
              </table:table-cell>
              <table:table-cell office:value-type="float" office:value="77.716">
                <text:p>77.716</text:p>
              </table:table-cell>
              <table:table-cell office:value-type="float" office:value="77.24">
                <text:p>77.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.474">
                <text:p>76.474</text:p>
              </table:table-cell>
              <table:table-cell office:value-type="float" office:value="78.906">
                <text:p>78.906</text:p>
              </table:table-cell>
              <table:table-cell office:value-type="float" office:value="77.557">
                <text:p>77.5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7.928">
                <text:p>77.928</text:p>
              </table:table-cell>
              <table:table-cell office:value-type="float" office:value="76.606">
                <text:p>76.606</text:p>
              </table:table-cell>
              <table:table-cell office:value-type="float" office:value="77.795">
                <text:p>77.7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6.844">
                <text:p>76.844</text:p>
              </table:table-cell>
              <table:table-cell office:value-type="float" office:value="78.06">
                <text:p>78.06</text:p>
              </table:table-cell>
              <table:table-cell office:value-type="float" office:value="76.315">
                <text:p>76.3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6.897">
                <text:p>76.897</text:p>
              </table:table-cell>
              <table:table-cell office:value-type="float" office:value="78.271">
                <text:p>78.271</text:p>
              </table:table-cell>
              <table:table-cell office:value-type="float" office:value="77.716">
                <text:p>77.7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.082">
                <text:p>77.082</text:p>
              </table:table-cell>
              <table:table-cell office:value-type="float" office:value="77.795">
                <text:p>77.795</text:p>
              </table:table-cell>
              <table:table-cell office:value-type="float" office:value="78.007">
                <text:p>78.0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5.892">
                <text:p>75.892</text:p>
              </table:table-cell>
              <table:table-cell office:value-type="float" office:value="77.875">
                <text:p>77.875</text:p>
              </table:table-cell>
              <table:table-cell office:value-type="float" office:value="78.192">
                <text:p>78.1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6.632">
                <text:p>76.632</text:p>
              </table:table-cell>
              <table:table-cell office:value-type="float" office:value="78.033">
                <text:p>78.033</text:p>
              </table:table-cell>
              <table:table-cell office:value-type="float" office:value="75.813">
                <text:p>75.8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